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aea79f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w-vs-speed" table:style-name="ta1">
        <table:shapes>
          <draw:frame draw:z-index="0" draw:style-name="gr1" draw:text-style-name="P1" svg:width="453.51pt" svg:height="255.09pt" svg:x="0pt" svg:y="2651.67pt">
            <loext:p draw:notify-on-update-of-ranges="'pw-vs-speed'.A3:'pw-vs-speed'.A204 'pw-vs-speed'.B3:'pw-vs-speed'.B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ull Battery &amp; No-Load Record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Pulse Width (us)</text:p>
          </table:table-cell>
          <table:table-cell table:style-name="ce5" office:value-type="string" calcext:value-type="string">
            <text:p>Speed (m/s)</text:p>
          </table:table-cell>
          <table:table-cell table:style-name="ce8" office:value-type="string" calcext:value-type="string">
            <text:p>Pulse Count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59" calcext:value-type="float">
            <text:p>0.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8" calcext:value-type="float">
            <text:p>1.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.48" calcext:value-type="float">
            <text:p>1.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.77" calcext:value-type="float">
            <text:p>1.7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.77" calcext:value-type="float">
            <text:p>1.7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.36" calcext:value-type="float">
            <text:p>2.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36" calcext:value-type="float">
            <text:p>2.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.66" calcext:value-type="float">
            <text:p>2.6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.66" calcext:value-type="float">
            <text:p>2.6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.95" calcext:value-type="float">
            <text:p>2.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25" calcext:value-type="float">
            <text:p>3.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.25" calcext:value-type="float">
            <text:p>3.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.54" calcext:value-type="float">
            <text:p>3.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.55" calcext:value-type="float">
            <text:p>3.5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.54" calcext:value-type="float">
            <text:p>3.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13" calcext:value-type="float">
            <text:p>4.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43" calcext:value-type="float">
            <text:p>4.4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13" calcext:value-type="float">
            <text:p>4.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43" calcext:value-type="float">
            <text:p>4.4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.72" calcext:value-type="float">
            <text:p>4.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.72" calcext:value-type="float">
            <text:p>4.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.72" calcext:value-type="float">
            <text:p>4.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.02" calcext:value-type="float">
            <text:p>5.0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.02" calcext:value-type="float">
            <text:p>5.0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.31" calcext:value-type="float">
            <text:p>5.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.31" calcext:value-type="float">
            <text:p>5.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.32" calcext:value-type="float">
            <text:p>5.3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.31" calcext:value-type="float">
            <text:p>5.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61" calcext:value-type="float">
            <text:p>5.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.61" calcext:value-type="float">
            <text:p>5.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91" calcext:value-type="float">
            <text:p>5.9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.91" calcext:value-type="float">
            <text:p>5.9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.9" calcext:value-type="float">
            <text:p>5.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.91" calcext:value-type="float">
            <text:p>5.9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.91" calcext:value-type="float">
            <text:p>5.9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21" calcext:value-type="float">
            <text:p>6.2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49" calcext:value-type="float">
            <text:p>6.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9" calcext:value-type="float">
            <text:p>6.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" calcext:value-type="float">
            <text:p>6.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79" calcext:value-type="float">
            <text:p>6.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79" calcext:value-type="float">
            <text:p>6.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79" calcext:value-type="float">
            <text:p>6.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79" calcext:value-type="float">
            <text:p>6.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.08" calcext:value-type="float">
            <text:p>7.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79" calcext:value-type="float">
            <text:p>6.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.08" calcext:value-type="float">
            <text:p>7.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.09" calcext:value-type="float">
            <text:p>7.0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.08" calcext:value-type="float">
            <text:p>7.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09" calcext:value-type="float">
            <text:p>7.0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.09" calcext:value-type="float">
            <text:p>7.0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.39" calcext:value-type="float">
            <text:p>7.3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.68" calcext:value-type="float">
            <text:p>7.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.39" calcext:value-type="float">
            <text:p>7.3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.68" calcext:value-type="float">
            <text:p>7.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.68" calcext:value-type="float">
            <text:p>7.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.68" calcext:value-type="float">
            <text:p>7.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8" calcext:value-type="float">
            <text:p>7.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0.59" calcext:value-type="float">
            <text:p>-0.5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89" calcext:value-type="float">
            <text:p>-0.8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0.89" calcext:value-type="float">
            <text:p>-0.8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1.18" calcext:value-type="float">
            <text:p>-1.1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.48" calcext:value-type="float">
            <text:p>-1.48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2.07" calcext:value-type="float">
            <text:p>-2.0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2.07" calcext:value-type="float">
            <text:p>-2.0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2.36" calcext:value-type="float">
            <text:p>-2.36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2.95" calcext:value-type="float">
            <text:p>-2.95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2.95" calcext:value-type="float">
            <text:p>-2.95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3.55" calcext:value-type="float">
            <text:p>-3.55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3.54" calcext:value-type="float">
            <text:p>-3.54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4.13" calcext:value-type="float">
            <text:p>-4.13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4.43" calcext:value-type="float">
            <text:p>-4.43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4.43" calcext:value-type="float">
            <text:p>-4.43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5.02" calcext:value-type="float">
            <text:p>-5.02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5.02" calcext:value-type="float">
            <text:p>-5.02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5.32" calcext:value-type="float">
            <text:p>-5.3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5.61" calcext:value-type="float">
            <text:p>-5.61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5.91" calcext:value-type="float">
            <text:p>-5.91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5.9" calcext:value-type="float">
            <text:p>-5.9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6.2" calcext:value-type="float">
            <text:p>-6.2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6.5" calcext:value-type="float">
            <text:p>-6.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6.5" calcext:value-type="float">
            <text:p>-6.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6.49" calcext:value-type="float">
            <text:p>-6.49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6.78" calcext:value-type="float">
            <text:p>-6.78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6.79" calcext:value-type="float">
            <text:p>-6.79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.07" calcext:value-type="float">
            <text:p>-7.07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7.09" calcext:value-type="float">
            <text:p>-7.09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7.38" calcext:value-type="float">
            <text:p>-7.38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7.39" calcext:value-type="float">
            <text:p>-7.39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7.68" calcext:value-type="float">
            <text:p>-7.68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7.67" calcext:value-type="float">
            <text:p>-7.67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7.67" calcext:value-type="float">
            <text:p>-7.67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7.69" calcext:value-type="float">
            <text:p>-7.69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7.68" calcext:value-type="float">
            <text:p>-7.68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8.27" calcext:value-type="float">
            <text:p>-8.2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7.68" calcext:value-type="float">
            <text:p>-7.68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8.28" calcext:value-type="float">
            <text:p>-8.2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8.28" calcext:value-type="float">
            <text:p>-8.2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8.28" calcext:value-type="float">
            <text:p>-8.2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8.27" calcext:value-type="float">
            <text:p>-8.2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7.99" calcext:value-type="float">
            <text:p>-7.99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8.27" calcext:value-type="float">
            <text:p>-8.2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7.67" calcext:value-type="float">
            <text:p>-7.67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8.27" calcext:value-type="float">
            <text:p>-8.2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8.27" calcext:value-type="float">
            <text:p>-8.27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7.97" calcext:value-type="float">
            <text:p>-7.9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8.28" calcext:value-type="float">
            <text:p>-8.2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.98" calcext:value-type="float">
            <text:p>-7.98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 table:number-rows-repeated="26">
          <table:table-cell table:number-columns-repeated="4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6" office:value-type="string" calcext:value-type="string">
            <text:p>Displacement per shaft revolution: 0.095 m</text:p>
          </table:table-cell>
          <table:table-cell table:style-name="ce9"/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Sensor pulses per shaft revolution: 8</text:p>
          </table:table-cell>
          <table:table-cell table:style-name="ce10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0:05:31.465636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52:01.096349835</meta:creation-date>
    <meta:generator>LibreOffice/5.1.4.2$Linux_X86_64 LibreOffice_project/10m0$Build-2</meta:generator>
    <dc:date>2016-07-19T20:24:26.144190698</dc:date>
    <meta:editing-duration>PT15M8S</meta:editing-duration>
    <meta:editing-cycles>4</meta:editing-cycles>
    <meta:document-statistic meta:table-count="1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Pulse Width vs Speed</text:p>
        </chart:title>
        <chart:plot-area chart:style-name="ch3" table:cell-range-address="'pw-vs-speed'.A3:'pw-vs-speed'.B204" svg:x="1.331cm" svg:y="1.275cm" svg:width="14.349cm" svg:height="6.564cm">
          <chartooo:coordinate-region svg:x="2.058cm" svg:y="1.474cm" svg:width="13.249cm" svg:height="6.166cm"/>
          <chart:axis chart:dimension="x" chart:name="primary-x" chart:style-name="ch4">
            <chart:title svg:x="7.27cm" svg:y="8.019cm" chart:style-name="ch5">
              <text:p>Pulse Width (us)</text:p>
            </chart:title>
            <chart:grid chart:style-name="ch6" chart:class="major"/>
          </chart:axis>
          <chart:axis chart:dimension="y" chart:name="primary-y" chart:style-name="ch4">
            <chart:title svg:x="0.451cm" svg:y="5.448cm" chart:style-name="ch7">
              <text:p>Speed(m/s)</text:p>
            </chart:title>
            <chart:grid chart:style-name="ch6" chart:class="major"/>
          </chart:axis>
          <chart:series chart:style-name="ch8" chart:values-cell-range-address="'pw-vs-speed'.B3:'pw-vs-speed'.B204" chart:class="chart:scatter">
            <chart:domain table:cell-range-address="'pw-vs-speed'.A3:'pw-vs-speed'.A204"/>
            <chart:data-point chart:repeated="2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pw-vs-speed'.A3:'pw-vs-speed'.A204</svg:desc>
                </draw:g>
              </table:table-cell>
              <table:table-cell office:value-type="float" office:value="0">
                <text:p>0</text:p>
                <draw:g>
                  <svg:desc>'pw-vs-speed'.B3:'pw-vs-speed'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5">
                <text:p>14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5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0">
                <text:p>13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0">
                <text:p>1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5">
                <text:p>1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0">
                <text:p>137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5">
                <text:p>136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0">
                <text:p>136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5">
                <text:p>13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0">
                <text:p>13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5">
                <text:p>13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0">
                <text:p>134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5">
                <text:p>133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0">
                <text:p>133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5">
                <text:p>132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0">
                <text:p>132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0">
                <text:p>13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5">
                <text:p>130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0">
                <text:p>13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5">
                <text:p>129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0">
                <text:p>129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5">
                <text:p>128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0">
                <text:p>128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5">
                <text:p>127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0">
                <text:p>127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5">
                <text:p>126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5">
                <text:p>125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5">
                <text:p>124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0">
                <text:p>124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5">
                <text:p>123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0">
                <text:p>123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5">
                <text:p>1225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20">
                <text:p>122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15">
                <text:p>121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0">
                <text:p>121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5">
                <text:p>120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5">
                <text:p>1195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0">
                <text:p>119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5">
                <text:p>118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0">
                <text:p>118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5">
                <text:p>117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70">
                <text:p>117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5">
                <text:p>116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0">
                <text:p>116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5">
                <text:p>115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0">
                <text:p>11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5">
                <text:p>1145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0">
                <text:p>114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5">
                <text:p>11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0">
                <text:p>113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0">
                <text:p>112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5">
                <text:p>111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0">
                <text:p>111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5">
                <text:p>1105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0">
                <text:p>110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5">
                <text:p>1095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0">
                <text:p>1090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5">
                <text:p>1085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0">
                <text:p>1080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5">
                <text:p>107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0">
                <text:p>107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5">
                <text:p>106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0">
                <text:p>106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5">
                <text:p>1055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">
                <text:p>105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5">
                <text:p>1045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0">
                <text:p>104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5">
                <text:p>1035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5">
                <text:p>102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">
                <text:p>102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5">
                <text:p>101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0">
                <text:p>101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5">
                <text:p>100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25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5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5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95">
                <text:p>159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0">
                <text:p>161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5">
                <text:p>161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20">
                <text:p>1620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5">
                <text:p>162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0">
                <text:p>1630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5">
                <text:p>163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0">
                <text:p>1640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5">
                <text:p>1645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0">
                <text:p>1650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5">
                <text:p>165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0">
                <text:p>1660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5">
                <text:p>166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0">
                <text:p>167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5">
                <text:p>167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80">
                <text:p>1680</text:p>
              </table:table-cell>
              <table:table-cell office:value-type="float" office:value="-4.43">
                <text:p>-4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5">
                <text:p>1685</text:p>
              </table:table-cell>
              <table:table-cell office:value-type="float" office:value="-4.43">
                <text:p>-4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0">
                <text:p>1690</text:p>
              </table:table-cell>
              <table:table-cell office:value-type="float" office:value="-5.02">
                <text:p>-5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5">
                <text:p>1695</text:p>
              </table:table-cell>
              <table:table-cell office:value-type="float" office:value="-5.02">
                <text:p>-5.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0">
                <text:p>1700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5">
                <text:p>1705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0">
                <text:p>1710</text:p>
              </table:table-cell>
              <table:table-cell office:value-type="float" office:value="-5.91">
                <text:p>-5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5">
                <text:p>1715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0">
                <text:p>172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5">
                <text:p>17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30">
                <text:p>1730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5">
                <text:p>1735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0">
                <text:p>1740</text:p>
              </table:table-cell>
              <table:table-cell office:value-type="float" office:value="-6.78">
                <text:p>-6.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5">
                <text:p>1745</text:p>
              </table:table-cell>
              <table:table-cell office:value-type="float" office:value="-6.79">
                <text:p>-6.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0">
                <text:p>1750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5">
                <text:p>1755</text:p>
              </table:table-cell>
              <table:table-cell office:value-type="float" office:value="-7.09">
                <text:p>-7.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0">
                <text:p>1760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5">
                <text:p>1765</text:p>
              </table:table-cell>
              <table:table-cell office:value-type="float" office:value="-7.39">
                <text:p>-7.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70">
                <text:p>1770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5">
                <text:p>1775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80">
                <text:p>1780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85">
                <text:p>1785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0">
                <text:p>1790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5">
                <text:p>1795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5">
                <text:p>180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0">
                <text:p>181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15">
                <text:p>1815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0">
                <text:p>1820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5">
                <text:p>182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0">
                <text:p>1830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5">
                <text:p>1835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0">
                <text:p>1840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5">
                <text:p>1845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50">
                <text:p>185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55">
                <text:p>1855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60">
                <text:p>186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65">
                <text:p>1865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0">
                <text:p>1870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5">
                <text:p>187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0">
                <text:p>1880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5">
                <text:p>188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">
                <text:p>189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5">
                <text:p>1895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5">
                <text:p>1905</text:p>
              </table:table-cell>
              <table:table-cell office:value-type="float" office:value="-7.99">
                <text:p>-7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10">
                <text:p>191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5">
                <text:p>191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0">
                <text:p>192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5">
                <text:p>192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30">
                <text:p>1930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5">
                <text:p>1935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0">
                <text:p>1940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5">
                <text:p>1945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0">
                <text:p>1950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5">
                <text:p>195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0">
                <text:p>196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5">
                <text:p>1965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">
                <text:p>197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5">
                <text:p>1975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5">
                <text:p>198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5">
                <text:p>1995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">
                <text:p>2000</text:p>
              </table:table-cell>
              <table:table-cell office:value-type="float" office:value="-7.98">
                <text:p>-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